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23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22-08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22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22-07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22-06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21-08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21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21-07-1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21-06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21-05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20-08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20-07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20-07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20-06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4111010807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86" meta:object-count="0"/>
    <meta:user-defined meta:name="AppVersion">3.0</meta:user-defined>
  </office:meta>
</office:document-meta>
</file>